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1.71pt" svg:y="14.09pt">
            <draw:object draw:notify-on-update-of-ranges="Sheet1.B2:Sheet1.B8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0.9-2.4</text:p>
          </table:table-cell>
          <table:table-cell office:value-type="string" calcext:value-type="string">
            <text:p>1.2-2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70985928088" calcext:value-type="float">
            <text:p>4.70985928088</text:p>
          </table:table-cell>
          <table:table-cell office:value-type="float" office:value="4.70957480232" calcext:value-type="float">
            <text:p>4.709574802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5.01241011485" calcext:value-type="float">
            <text:p>5.01241011485</text:p>
          </table:table-cell>
          <table:table-cell office:value-type="float" office:value="5.00862345412" calcext:value-type="float">
            <text:p>5.008623454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4.97661551902" calcext:value-type="float">
            <text:p>4.97661551902</text:p>
          </table:table-cell>
          <table:table-cell office:value-type="float" office:value="4.97812040071" calcext:value-type="float">
            <text:p>4.978120400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5.00081528128" calcext:value-type="float">
            <text:p>5.00081528128</text:p>
          </table:table-cell>
          <table:table-cell office:value-type="float" office:value="5.00425547639" calcext:value-type="float">
            <text:p>5.004255476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05711450017" calcext:value-type="float">
            <text:p>5.05711450017</text:p>
          </table:table-cell>
          <table:table-cell office:value-type="float" office:value="5.05668958458" calcext:value-type="float">
            <text:p>5.05668958458</text:p>
          </table:table-cell>
          <table:table-cell office:value-type="float" office:value="4.8155701892" calcext:value-type="float">
            <text:p>4.81557018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805" calcext:value-type="float">
            <text:p>151805</text:p>
          </table:table-cell>
          <table:table-cell office:value-type="float" office:value="4.81103034636" calcext:value-type="float">
            <text:p>4.81103034636</text:p>
          </table:table-cell>
          <table:table-cell office:value-type="float" office:value="4.81115588656" calcext:value-type="float">
            <text:p>4.811155886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3695" calcext:value-type="float">
            <text:p>213695</text:p>
          </table:table-cell>
          <table:table-cell/>
          <table:table-cell office:value-type="float" office:value="4.83930344397" calcext:value-type="float">
            <text:p>4.839303443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0:37:18.338766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43:34.119250314</meta:creation-date>
    <dc:date>2018-06-17T10:38:25.353092627</dc:date>
    <meta:editing-duration>PT14M17S</meta:editing-duration>
    <meta:editing-cycles>4</meta:editing-cycles>
    <meta:generator>LibreOffice/6.0.3.2$Linux_X86_64 LibreOffice_project/0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B2:Sheet1.B8 Sheet1.D2:Sheet1.D8" svg:x="0.32cm" svg:y="0.18cm" svg:width="12.508cm" svg:height="8.64cm">
          <chartooo:coordinate-region svg:x="1.047cm" svg:y="0.34cm" svg:width="11.224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class="chart:scatter">
            <chart:domain table:cell-range-address="Sheet1.B2:Sheet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8</svg:desc>
                </draw:g>
              </table:table-cell>
              <table:table-cell office:value-type="float" office:value="4.70957480232">
                <text:p>4.70957480232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00862345412">
                <text:p>5.00862345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7812040071">
                <text:p>4.97812040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00425547639">
                <text:p>5.0042554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5668958458">
                <text:p>5.05668958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805">
                <text:p>151805</text:p>
              </table:table-cell>
              <table:table-cell office:value-type="float" office:value="4.81115588656">
                <text:p>4.81115588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695">
                <text:p>213695</text:p>
              </table:table-cell>
              <table:table-cell office:value-type="float" office:value="4.83930344397">
                <text:p>4.83930344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